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52b81"/>
    </style:style>
    <style:style style:name="P2" style:family="paragraph" style:parent-style-name="Standard">
      <style:text-properties officeooo:rsid="00163620" officeooo:paragraph-rsid="00163620"/>
    </style:style>
    <style:style style:name="P3" style:family="paragraph" style:parent-style-name="Standard">
      <style:text-properties officeooo:rsid="00163620" officeooo:paragraph-rsid="00182a55"/>
    </style:style>
    <style:style style:name="P4" style:family="paragraph" style:parent-style-name="Standard">
      <style:text-properties officeooo:rsid="00163620" officeooo:paragraph-rsid="00182a55"/>
    </style:style>
    <style:style style:name="P5" style:family="paragraph" style:parent-style-name="Heading_20_1" style:master-page-name="Standard">
      <style:paragraph-properties style:page-number="auto"/>
      <style:text-properties officeooo:paragraph-rsid="00152b81"/>
    </style:style>
    <style:style style:name="T1" style:family="text">
      <style:text-properties officeooo:rsid="00152b8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2b81" style:font-weight-asian="bold" style:font-weight-complex="bold"/>
    </style:style>
    <style:style style:name="T4" style:family="text">
      <style:text-properties fo:font-weight="bold" officeooo:rsid="001795b7" style:font-weight-asian="bold" style:font-weight-complex="bold"/>
    </style:style>
    <style:style style:name="T5" style:family="text">
      <style:text-properties fo:font-weight="bold" officeooo:rsid="00182a55" style:font-weight-asian="bold" style:font-weight-complex="bold"/>
    </style:style>
    <style:style style:name="T6" style:family="text">
      <style:text-properties fo:font-weight="bold" officeooo:rsid="00190731" style:font-weight-asian="bold" style:font-weight-complex="bold"/>
    </style:style>
    <style:style style:name="T7" style:family="text">
      <style:text-properties officeooo:rsid="001795b7"/>
    </style:style>
    <style:style style:name="T8" style:family="text">
      <style:text-properties fo:font-weight="normal" officeooo:rsid="001795b7" style:font-weight-asian="normal" style:font-weight-complex="normal"/>
    </style:style>
    <style:style style:name="T9" style:family="text">
      <style:text-properties fo:font-weight="normal" officeooo:rsid="00182a55" style:font-weight-asian="normal" style:font-weight-complex="normal"/>
    </style:style>
    <style:style style:name="T10" style:family="text">
      <style:text-properties fo:font-weight="normal" officeooo:rsid="00190731" style:font-weight-asian="normal" style:font-weight-complex="normal"/>
    </style:style>
    <style:style style:name="T11" style:family="text">
      <style:text-properties fo:font-weight="normal" officeooo:rsid="0019267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NBA </text:h>
      <text:p text:style-name="P1"><text:tab/></text:p>
      <text:p text:style-name="P1"><text:tab/>O siste<text:span text:style-name="T1">ma proposto tem como objetivo gerenciar todo campeonato da National Basket Association (NBA), sendo possível gerenciar </text:span><text:span text:style-name="T3">partidas</text:span><text:span text:style-name="T1"> da fase regular (com todo seu conjunto de informações que se relacionam com ela) assim como toda parte por fora das quadras que faz parte de um campeonato tao forte como a NBA.</text:span></text:p>
      <text:p text:style-name="P2"/>
      <text:p text:style-name="P2"><text:tab/>No sistema criado é necessário que existam pelo menos uma <text:span text:style-name="T2">conferencia</text:span>, para que exista uma divisão e assim uma Franquia, que contrata funcionários dos quais podem ser jogadores ou então técnicos. É importante notar que tanto jogadores quanto <text:span text:style-name="T2">técnicos</text:span> são contratados por uma franquia podendo ser somente um desses tipos. Eles to<text:span text:style-name="T7">dos possuirão um nome, telefones para contato, e um id(identificador). Um </text:span><text:span text:style-name="T4">jogador</text:span><text:span text:style-name="T7"> deverá ser filiado a uma </text:span><text:span text:style-name="T4">franquia</text:span><text:span text:style-name="T7"> e possuirá idade, peso, altura e também a posição em que joga, ele também.</text:span></text:p>
      <text:p text:style-name="P2"/>
      <text:p text:style-name="P3"><text:tab/><text:span text:style-name="T7">Agora tratando da estrutura de dados mais importantes desse banco que são estatisticas das partidas e tudo com o que se relaciona, começando com o partida</text:span><text:span text:style-name="T4">. </text:span><text:span text:style-name="T9">Em primeiro lugar, é importante notar que uma partida só pode ocorrer em um </text:span><text:span text:style-name="T5">estádio </text:span><text:span text:style-name="T9">tendo somente 2 franquias envolvidas, uma sendo local, e a outra visitante,em um horário e dia específicos. Sabendo disso, podemos determinar que a partida será identificado por 3 itens o local,</text:span><text:span text:style-name="T11">onde sera guardado o endereço, rua, complemento, cidade , estado, assim como estádio a ser jogado,</text:span><text:span text:style-name="T9"> as franquias envolvidas, e pelo seu id. Para o estádio, ainda é necessário que seja informado a sua capacidade de público. A</text:span><text:span text:style-name="T10">gora falando das franquias que irão jogar determinar partida, elas deverão ser previamente cadastradas. A franquia será identificada pelo seu id(identificador), ainda sendo informado, seu nome, apelido, cidade e conquistas, sendo obrigatório a mesma estar dentro e uma divisão. Agora sobre os jogadores que realizam determinada partida, serão necessário o id(identificador), sua idade, peso, altura e posição com que atua na quadra, além disso vale ressaltar que o mesmo possui </text:span><text:span text:style-name="T6">estatísticas</text:span><text:span text:style-name="T10"> dentro de uma partida para que o banco de dados possa fazer o scout de toda temporada, de rendimento. Sobre as estatísticas elas </text:span><text:span text:style-name="T11">guardarão números de assistência dos jogadores em determinada partida assim como faltas, cestas, sendo identificada por seu id. Já o</text:span><text:span text:style-name="T9"> </text:span><text:span text:style-name="T5">Árbitro,</text:span><text:span text:style-name="T8"> <text:s/>é importante notar que </text:span><text:span text:style-name="T11">o mesmo </text:span><text:span text:style-name="T8"><text:s/>auxilia outro árbitro, ou seja, existe mais de um árbitro e eles possuem algumas funções diferentes por exemplo o árbitro de mesa fiscaliza o árbitro de quadra </text:span><text:span text:style-name="T9">tendo então uma equipe. 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WenQuanYi Micro Hei" style:font-family-asian="'WenQuanYi Micro Hei'" style:font-family-generic-asian="system" style:font-pitch-asian="variable" style:font-size-asian="16pt" style:font-name-complex="Lohit Devanagari" style:font-family-complex="'Lohit Devanagari'" style:font-family-generic-complex="system" style:font-pitch-complex="variable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1:16:36.508707079</meta:creation-date>
    <dc:date>2019-06-17T19:49:34.215569427</dc:date>
    <meta:editing-duration>PT45M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395" meta:character-count="2473" meta:non-whitespace-character-count="2074"/>
  </office:meta>
</office:document-meta>
</file>